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341"/>
    </style:style>
    <style:style style:name="P2" style:family="paragraph" style:parent-style-name="Standard">
      <style:text-properties officeooo:rsid="0019d011" officeooo:paragraph-rsid="000f5341"/>
    </style:style>
    <style:style style:name="T1" style:family="text">
      <style:text-properties officeooo:rsid="0011b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Ø</text:p>
      <text:p text:style-name="P2">– <text:span text:style-name="T1">(Minus)</text:span></text:p>
      <text:p text:style-name="P2">±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08:40:44.474503900</meta:creation-date>
    <dc:date>2025-11-08T09:45:56.010866500</dc:date>
    <meta:editing-duration>PT1M40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" meta:word-count="3" meta:character-count="11" meta:non-whitespace-character-count="10"/>
  </office:meta>
</office:document-meta>
</file>